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11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-atmega324-modbus-gateway-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kicad/rpi-atmega324-modbus-gateway-min/rpi-atmega324-modbus-gateway-min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 18 Jun 2018 05:48:01 C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aspberry_Pi_2+</text:p>
          </table:table-cell>
          <table:table-cell office:value-type="string" calcext:value-type="string">
            <text:p>Project:RPI_DINRAILBOX_4TE_72mmx91mm_DE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ART-Harwin3</text:p>
          </table:table-cell>
          <table:table-cell office:value-type="string" calcext:value-type="string">
            <text:p>Connectors_Harwin:Harwin_LTek-Male_03x2.00mm_Straight_StrainRelief</text:p>
          </table:table-cell>
          <table:table-cell/>
          <table:table-cell office:value-type="string" calcext:value-type="string">
            <text:p>Harwin M80-8420342</text:p>
          </table:table-cell>
          <table:table-cell office:value-type="string" calcext:value-type="string">
            <text:p>RS 173-1061</text:p>
          </table:table-cell>
          <table:table-cell office:value-type="string" calcext:value-type="string">
            <text:p>for RS 745-7315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roject:Jumper_3x_2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roject:IDC_2x3x2.54mm_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Pin_Headers:Pin_Header_Straight_1x11_Pitch2.54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Project:SOLDER-JUMPER_1-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FSM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Project:SW-ebay-171865305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4P-20AU</text:p>
          </table:table-cell>
          <table:table-cell office:value-type="string" calcext:value-type="string">
            <text:p>Project:TQFP-44_10x10mm_Pitch0.8mm_Handsol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11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s:Resonator-3pin_w7.0mm_h2.5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05:51:32.347401498</dc:date>
    <meta:editing-duration>PT2M25S</meta:editing-duration>
    <meta:editing-cycles>1</meta:editing-cycles>
    <meta:document-statistic meta:table-count="1" meta:cell-count="237" meta:object-count="0"/>
    <meta:generator>LibreOffice/6.0.3.2$Linux_X86_64 LibreOffice_project/00m0$Build-2</meta:generator>
  </office:meta>
</office:document-meta>
</file>